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307in"/>
    </style:style>
    <style:style style:name="co3" style:family="table-column">
      <style:table-column-properties fo:break-before="auto" style:column-width="1.49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0">
      <style:table-cell-properties fo:padding="0.028in"/>
    </style:style>
    <style:style style:name="ce5" style:family="table-cell" style:parent-style-name="Default" style:data-style-name="N37"/>
    <style:style style:name="ce6" style:family="table-cell" style:parent-style-name="Default">
      <style:table-cell-properties fo:padding="0.028in"/>
    </style:style>
    <style:style style:name="ce7" style:family="table-cell" style:parent-style-name="Default" style:data-style-name="N51"/>
  </office:automatic-styles>
  <office:body>
    <office:spreadsheet>
      <table:calculation-settings table:case-sensitive="false" table:use-regular-expressions="false"/>
      <table:table table:name="Sheet1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2" office:value-type="string">
            <text:p>header1</text:p>
          </table:table-cell>
          <table:table-cell table:style-name="ce2" office:value-type="string">
            <text:p>header2</text:p>
          </table:table-cell>
          <table:table-cell table:style-name="ce2" office:value-type="string">
            <text:p>header3</text:p>
          </table:table-cell>
          <table:table-cell table:style-name="ce2" office:value-type="string">
            <text:p>header4</text:p>
          </table:table-cell>
          <table:table-cell/>
        </table:table-row>
        <table:table-row table:style-name="ro1">
          <table:table-cell office:value-type="string">
            <text:p>data1</text:p>
          </table:table-cell>
          <table:table-cell office:value-type="string">
            <text:p>quoted string</text:p>
          </table:table-cell>
          <table:table-cell office:value-type="string">
            <text:p>d1</text:p>
          </table:table-cell>
          <table:table-cell table:number-columns-repeated="2"/>
        </table:table-row>
        <table:table-row table:style-name="ro1">
          <table:table-cell office:value-type="string">
            <text:p>data2</text:p>
          </table:table-cell>
          <table:table-cell office:value-type="string">
            <text:p>another "quoted" string</text:p>
          </table:table-cell>
          <table:table-cell office:value-type="string">
            <text:p>something_els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data3</text:p>
          </table:table-cell>
          <table:table-cell office:value-type="string">
            <text:p>quoted string with a comma (",")</text:p>
          </table:table-cell>
          <table:table-cell office:value-type="string">
            <text:p>last value</text:p>
          </table:table-cell>
          <table:table-cell table:number-columns-repeated="2"/>
        </table:table-row>
        <table:table-row table:style-name="ro1">
          <table:table-cell office:value-type="string">
            <text:p>data4</text:p>
          </table:table-cell>
          <table:table-cell office:value-type="string">
            <text:p>row with a float and an integer</text:p>
          </table:table-cell>
          <table:table-cell office:value-type="float" office:value="1.2346">
            <text:p>1.2346</text:p>
          </table:table-cell>
          <table:table-cell office:value-type="float" office:value="256">
            <text:p>256</text:p>
          </table:table-cell>
          <table:table-cell office:value-type="string">
            <text:p>extra value (should be ignored)</text:p>
          </table:table-cell>
        </table:table-row>
        <table:table-row table:style-name="ro1">
          <table:table-cell office:value-type="string">
            <text:p>data5</text:p>
          </table:table-cell>
          <table:table-cell office:value-type="string">
            <text:p>row with a boolean</text:p>
          </table:table-cell>
          <table:table-cell table:style-name="ce4" table:formula="of:=TRUE()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data6</text:p>
          </table:table-cell>
          <table:table-cell office:value-type="string">
            <text:p>row with formulas</text:p>
          </table:table-cell>
          <table:table-cell table:formula="of:=AVERAGE(2;4;8;16;32;64;128)" office:value-type="float" office:value="36.2857142857143">
            <text:p>36.2857142857</text:p>
          </table:table-cell>
          <table:table-cell table:style-name="ce6" table:formula="of:=CONCATENATE(&quot;string &quot;;&quot;cat&quot;)" office:value-type="string" office:string-value="string cat">
            <text:p>string cat</text:p>
          </table:table-cell>
          <table:table-cell/>
        </table:table-row>
        <table:table-row table:style-name="ro1">
          <table:table-cell office:value-type="string">
            <text:p>data7</text:p>
          </table:table-cell>
          <table:table-cell office:value-type="string">
            <text:p>row with a blank</text:p>
          </table:table-cell>
          <table:table-cell/>
          <table:table-cell office:value-type="string">
            <text:p>not blank</text:p>
          </table:table-cell>
          <table:table-cell/>
        </table:table-row>
        <table:table-row table:style-name="ro1">
          <table:table-cell office:value-type="string">
            <text:p>data8</text:p>
          </table:table-cell>
          <table:table-cell office:value-type="string">
            <text:p>row with two dates</text:p>
          </table:table-cell>
          <table:table-cell table:style-name="ce5" office:value-type="date" office:date-value="2012-01-01">
            <text:p>01/01/12</text:p>
          </table:table-cell>
          <table:table-cell table:style-name="ce7" office:value-type="date" office:date-value="2012-02-14T02:14:00">
            <text:p>02/14/2012 02:14:00</text:p>
          </table:table-cell>
          <table:table-cell/>
        </table:table-row>
      </table:table>
      <table:table table:name="2ndsheet" table:style-name="ta2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table:style-name="ce3" office:value-type="string">
            <text:p>column 1</text:p>
          </table:table-cell>
          <table:table-cell table:style-name="ce3" office:value-type="string">
            <text:p>column 2</text:p>
          </table:table-cell>
          <table:table-cell table:style-name="ce3" office:value-type="string">
            <text:p>last column</text:p>
          </table:table-cell>
        </table:table-row>
        <table:table-row table:style-name="ro1">
          <table:table-cell office:value-type="string">
            <text:p>data 1,1</text:p>
          </table:table-cell>
          <table:table-cell office:value-type="string">
            <text:p>data 1,2</text:p>
          </table:table-cell>
          <table:table-cell office:value-type="string">
            <text:p>data 1,3</text:p>
          </table:table-cell>
        </table:table-row>
        <table:table-row table:style-name="ro1">
          <table:table-cell office:value-type="string">
            <text:p>data 2,1</text:p>
          </table:table-cell>
          <table:table-cell office:value-type="string">
            <text:p>data 2,2</text:p>
          </table:table-cell>
          <table:table-cell office:value-type="string">
            <text:p>data 2,3</text:p>
          </table:table-cell>
        </table:table-row>
      </table:table>
      <table:table table:name="2 of 3" table:style-name="ta3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table:style-name="ce3" office:value-type="string">
            <text:p>a sheet</text:p>
          </table:table-cell>
          <table:table-cell table:style-name="ce3" office:value-type="string">
            <text:p>with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columns</text:p>
          </table:table-cell>
        </table:table-row>
        <table:table-row table:style-name="ro1">
          <table:table-cell office:value-type="string">
            <text:p>row 1,col 1</text:p>
          </table:table-cell>
          <table:table-cell office:value-type="string">
            <text:p>row 1,col 2</text:p>
          </table:table-cell>
          <table:table-cell office:value-type="string">
            <text:p>row 1,col 3</text:p>
          </table:table-cell>
          <table:table-cell office:value-type="string">
            <text:p>row 1,col 4</text:p>
          </table:table-cell>
        </table:table-row>
        <table:table-row table:style-name="ro1">
          <table:table-cell office:value-type="string">
            <text:p>row 2,col 1</text:p>
          </table:table-cell>
          <table:table-cell office:value-type="string">
            <text:p>row 2,col 2</text:p>
          </table:table-cell>
          <table:table-cell office:value-type="string">
            <text:p>row 2,col 3</text:p>
          </table:table-cell>
          <table:table-cell office:value-type="string">
            <text:p>row 2,col 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6P0" style:volatile="true">
      <number:text>TRUE</number:text>
    </number:number-style>
    <number:number-style style:name="N126P1" style:volatile="true">
      <number:text>TRUE</number:text>
    </number:number-style>
    <number:number-style style:name="N126">
      <number:text>FALSE</number:text>
      <style:map style:condition="value()&gt;0" style:apply-style-name="N126P0"/>
      <style:map style:condition="value()&lt;0" style:apply-style-name="N126P1"/>
    </number:number-style>
    <number:number-style style:name="N127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9P0"/>
    </number:number-style>
    <number:number-style style:name="N5140P0" style:volatile="true" number:language="en" number:country="US">
      <number:number number:decimal-places="2" number:min-integer-digits="1" number:grouping="true"/>
      <number:text> </number:text>
    </number:number-style>
    <number:number-style style:name="N5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40P0"/>
    </number:number-style>
    <number:currency-style style:name="N514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41P0"/>
    </number:currency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42P0"/>
    </number:currency-style>
    <number:currency-style style:name="N514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3P0"/>
    </number:currency-style>
    <number:currency-style style:name="N514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4P0"/>
    </number:currency-style>
    <style:style style:name="Default" style:family="table-cell">
      <style:table-cell-properties fo:padding="0.028in" style:rotation-align="none"/>
      <style:text-properties style:font-name="Arial1" style:font-name-asian="Droid Sans Fallback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.7874in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="0.7874in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11T23:23:31</meta:creation-date>
    <dc:date>2013-03-26T16:22:25</dc:date>
    <meta:editing-cycles>20</meta:editing-cycles>
    <meta:editing-duration>P1DT56M30S</meta:editing-duration>
    <meta:generator>LibreOffice/3.5$Linux_X86_64 LibreOffice_project/350m1$Build-2</meta:generator>
    <dc:creator>Brian </dc:creator>
    <meta:document-statistic meta:table-count="3" meta:cell-count="53" meta:object-count="0"/>
  </office:meta>
</office:document-meta>
</file>